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1eafbe" officeooo:paragraph-rsid="001eafbe"/>
    </style:style>
    <style:style style:name="P4" style:family="paragraph" style:parent-style-name="Heading_20_1">
      <style:paragraph-properties fo:break-before="page"/>
      <style:text-properties officeooo:rsid="001eafbe" officeooo:paragraph-rsid="001eafbe"/>
    </style:style>
    <style:style style:name="P5" style:family="paragraph" style:parent-style-name="Heading_20_1">
      <style:text-properties officeooo:paragraph-rsid="00317beb"/>
    </style:style>
    <style:style style:name="P6" style:family="paragraph" style:parent-style-name="Heading_20_2">
      <style:text-properties officeooo:rsid="001eafbe" officeooo:paragraph-rsid="001eafbe"/>
    </style:style>
    <style:style style:name="P7" style:family="paragraph" style:parent-style-name="Heading_20_2">
      <style:text-properties officeooo:rsid="00213522" officeooo:paragraph-rsid="00213522"/>
    </style:style>
    <style:style style:name="P8" style:family="paragraph" style:parent-style-name="Heading_20_2">
      <style:paragraph-properties fo:break-before="page"/>
      <style:text-properties officeooo:rsid="0028ca13" officeooo:paragraph-rsid="0028ca13"/>
    </style:style>
    <style:style style:name="P9" style:family="paragraph" style:parent-style-name="Heading_20_2" style:list-style-name="">
      <style:text-properties officeooo:rsid="0028ca13" officeooo:paragraph-rsid="0028ca13"/>
    </style:style>
    <style:style style:name="P10" style:family="paragraph" style:parent-style-name="Heading_20_2">
      <style:text-properties officeooo:rsid="003208cb" officeooo:paragraph-rsid="003208cb"/>
    </style:style>
    <style:style style:name="P11" style:family="paragraph" style:parent-style-name="Heading_20_2">
      <style:text-properties officeooo:rsid="00522796" officeooo:paragraph-rsid="00522796"/>
    </style:style>
    <style:style style:name="P12" style:family="paragraph" style:parent-style-name="Heading_20_2">
      <style:text-properties officeooo:paragraph-rsid="0057a902"/>
    </style:style>
    <style:style style:name="P13" style:family="paragraph" style:parent-style-name="Text_20_body">
      <style:text-properties officeooo:rsid="001eafbe" officeooo:paragraph-rsid="001eafbe"/>
    </style:style>
    <style:style style:name="P14" style:family="paragraph" style:parent-style-name="Text_20_body">
      <style:text-properties officeooo:rsid="001f737f" officeooo:paragraph-rsid="001f737f"/>
    </style:style>
    <style:style style:name="P15" style:family="paragraph" style:parent-style-name="Text_20_body">
      <style:text-properties officeooo:rsid="00213522" officeooo:paragraph-rsid="00213522"/>
    </style:style>
    <style:style style:name="P16" style:family="paragraph" style:parent-style-name="Text_20_body">
      <style:text-properties officeooo:rsid="0025d07b" officeooo:paragraph-rsid="0025d07b"/>
    </style:style>
    <style:style style:name="P17" style:family="paragraph" style:parent-style-name="Text_20_body">
      <style:text-properties officeooo:rsid="0025e1bb" officeooo:paragraph-rsid="002621b3"/>
    </style:style>
    <style:style style:name="P18" style:family="paragraph" style:parent-style-name="Text_20_body">
      <style:text-properties officeooo:rsid="002b1c4a" officeooo:paragraph-rsid="002b1c4a"/>
    </style:style>
    <style:style style:name="P19" style:family="paragraph" style:parent-style-name="Text_20_body">
      <style:text-properties officeooo:rsid="002c21ca" officeooo:paragraph-rsid="002c21ca"/>
    </style:style>
    <style:style style:name="P20" style:family="paragraph" style:parent-style-name="Text_20_body">
      <style:text-properties officeooo:rsid="00314922" officeooo:paragraph-rsid="00314922"/>
    </style:style>
    <style:style style:name="P21" style:family="paragraph" style:parent-style-name="Text_20_body">
      <style:text-properties officeooo:rsid="0032fb6f" officeooo:paragraph-rsid="0032fb6f"/>
    </style:style>
    <style:style style:name="P22" style:family="paragraph" style:parent-style-name="Text_20_body">
      <style:text-properties officeooo:rsid="0036777d" officeooo:paragraph-rsid="0036777d"/>
    </style:style>
    <style:style style:name="P23" style:family="paragraph" style:parent-style-name="Text_20_body">
      <style:text-properties officeooo:rsid="0036777d" officeooo:paragraph-rsid="003805a3"/>
    </style:style>
    <style:style style:name="P24" style:family="paragraph" style:parent-style-name="Text_20_body">
      <style:text-properties officeooo:rsid="00396264" officeooo:paragraph-rsid="00396264"/>
    </style:style>
    <style:style style:name="P25" style:family="paragraph" style:parent-style-name="Text_20_body">
      <style:text-properties officeooo:rsid="003a0892" officeooo:paragraph-rsid="003a0892"/>
    </style:style>
    <style:style style:name="P26" style:family="paragraph" style:parent-style-name="Text_20_body">
      <style:text-properties officeooo:rsid="003a15b3" officeooo:paragraph-rsid="003a15b3"/>
    </style:style>
    <style:style style:name="P27" style:family="paragraph" style:parent-style-name="Text_20_body">
      <style:text-properties officeooo:rsid="0044efbc" officeooo:paragraph-rsid="0044efbc"/>
    </style:style>
    <style:style style:name="P28" style:family="paragraph" style:parent-style-name="Text_20_body">
      <style:text-properties officeooo:rsid="00467142" officeooo:paragraph-rsid="00492388"/>
    </style:style>
    <style:style style:name="P29" style:family="paragraph" style:parent-style-name="Text_20_body">
      <style:text-properties officeooo:rsid="004acb2c" officeooo:paragraph-rsid="004acb2c"/>
    </style:style>
    <style:style style:name="P30" style:family="paragraph" style:parent-style-name="Text_20_body">
      <style:text-properties officeooo:rsid="004cbd9c" officeooo:paragraph-rsid="004cbd9c"/>
    </style:style>
    <style:style style:name="P31" style:family="paragraph" style:parent-style-name="Text_20_body">
      <style:text-properties officeooo:rsid="004e9fe5" officeooo:paragraph-rsid="004e9fe5"/>
    </style:style>
    <style:style style:name="P32" style:family="paragraph" style:parent-style-name="Text_20_body">
      <style:text-properties officeooo:rsid="004edc23" officeooo:paragraph-rsid="004edc23"/>
    </style:style>
    <style:style style:name="P33" style:family="paragraph" style:parent-style-name="Text_20_body">
      <style:paragraph-properties fo:break-before="page"/>
      <style:text-properties officeooo:rsid="00509e3a" officeooo:paragraph-rsid="00509e3a"/>
    </style:style>
    <style:style style:name="P34" style:family="paragraph" style:parent-style-name="Text_20_body">
      <style:text-properties officeooo:rsid="00509e3a" officeooo:paragraph-rsid="00509e3a"/>
    </style:style>
    <style:style style:name="P35" style:family="paragraph" style:parent-style-name="Text_20_body">
      <style:text-properties officeooo:rsid="00522796" officeooo:paragraph-rsid="00522796"/>
    </style:style>
    <style:style style:name="P36" style:family="paragraph" style:parent-style-name="Text_20_body">
      <style:text-properties officeooo:rsid="0054a590" officeooo:paragraph-rsid="0054a590"/>
    </style:style>
    <style:style style:name="P37" style:family="paragraph" style:parent-style-name="Text_20_body">
      <style:text-properties officeooo:rsid="0057a9c9" officeooo:paragraph-rsid="0057a9c9"/>
    </style:style>
    <style:style style:name="P38" style:family="paragraph" style:parent-style-name="Text_20_body">
      <style:text-properties officeooo:rsid="0057bc95" officeooo:paragraph-rsid="0057bc95"/>
    </style:style>
    <style:style style:name="P39" style:family="paragraph" style:parent-style-name="Text_20_body">
      <style:text-properties officeooo:rsid="0059a889" officeooo:paragraph-rsid="0059a88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style:font-name-asian="Liberation Serif" style:font-name-complex="Liberation Serif"/>
    </style:style>
    <style:style style:name="T3" style:family="text">
      <style:text-properties style:text-position="super 58%" style:font-name="Liberation Serif" officeooo:rsid="00492388" style:font-name-asian="Liberation Serif" style:font-name-complex="Liberation Serif"/>
    </style:style>
    <style:style style:name="T4" style:family="text">
      <style:text-properties officeooo:rsid="001faae9"/>
    </style:style>
    <style:style style:name="T5" style:family="text">
      <style:text-properties officeooo:rsid="00241a3f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officeooo:rsid="002621b3" style:font-name-asian="Liberation Serif" style:font-name-complex="Liberation Serif"/>
    </style:style>
    <style:style style:name="T9" style:family="text">
      <style:text-properties style:font-name="Liberation Serif" officeooo:rsid="0025d07b" style:font-name-asian="Liberation Serif" style:font-name-complex="Liberation Serif"/>
    </style:style>
    <style:style style:name="T10" style:family="text">
      <style:text-properties style:font-name="Liberation Serif" officeooo:rsid="00274ffc" style:font-name-asian="Liberation Serif" style:font-name-complex="Liberation Serif"/>
    </style:style>
    <style:style style:name="T11" style:family="text">
      <style:text-properties style:font-name="Liberation Serif" officeooo:rsid="002cbc1f" style:font-name-asian="Liberation Serif" style:font-name-complex="Liberation Serif"/>
    </style:style>
    <style:style style:name="T12" style:family="text">
      <style:text-properties style:font-name="Liberation Serif" officeooo:rsid="002e7ef9" style:font-name-asian="Liberation Serif" style:font-name-complex="Liberation Serif"/>
    </style:style>
    <style:style style:name="T13" style:family="text">
      <style:text-properties style:font-name="Liberation Serif" officeooo:rsid="002fa212" style:font-name-asian="Liberation Serif" style:font-name-complex="Liberation Serif"/>
    </style:style>
    <style:style style:name="T14" style:family="text">
      <style:text-properties style:font-name="Liberation Serif" officeooo:rsid="003474aa" style:font-name-asian="Liberation Serif" style:font-name-complex="Liberation Serif"/>
    </style:style>
    <style:style style:name="T15" style:family="text">
      <style:text-properties style:font-name="Liberation Serif" officeooo:rsid="003501f7" style:font-name-asian="Liberation Serif" style:font-name-complex="Liberation Serif"/>
    </style:style>
    <style:style style:name="T16" style:family="text">
      <style:text-properties style:font-name="Liberation Serif" officeooo:rsid="00396264" style:font-name-asian="Liberation Serif" style:font-name-complex="Liberation Serif"/>
    </style:style>
    <style:style style:name="T17" style:family="text">
      <style:text-properties style:font-name="Liberation Serif" officeooo:rsid="003f28b6" style:font-name-asian="Liberation Serif" style:font-name-complex="Liberation Serif"/>
    </style:style>
    <style:style style:name="T18" style:family="text">
      <style:text-properties style:font-name="Liberation Serif" officeooo:rsid="0041a7ea" style:font-name-asian="Liberation Serif" style:font-name-complex="Liberation Serif"/>
    </style:style>
    <style:style style:name="T19" style:family="text">
      <style:text-properties style:font-name="Liberation Serif" officeooo:rsid="00430ca5" style:font-name-asian="Liberation Serif" style:font-name-complex="Liberation Serif"/>
    </style:style>
    <style:style style:name="T20" style:family="text">
      <style:text-properties style:font-name="Liberation Serif" officeooo:rsid="0052d56d" style:font-name-asian="Liberation Serif" style:font-name-complex="Liberation Serif"/>
    </style:style>
    <style:style style:name="T21" style:family="text">
      <style:text-properties style:font-name="Liberation Serif1"/>
    </style:style>
    <style:style style:name="T22" style:family="text">
      <style:text-properties officeooo:rsid="00317beb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name="Liberation Serif" style:font-name-asian="Liberation Serif" style:font-name-complex="Liberation Serif"/>
    </style:style>
    <style:style style:name="T25" style:family="text">
      <style:text-properties style:text-position="0% 100%" style:font-name="Liberation Serif" officeooo:rsid="003b53a2" style:font-name-asian="Liberation Serif" style:font-name-complex="Liberation Serif"/>
    </style:style>
    <style:style style:name="T26" style:family="text">
      <style:text-properties style:text-position="0% 100%" style:font-name="Liberation Serif" officeooo:rsid="003c13ef" style:font-name-asian="Liberation Serif" style:font-name-complex="Liberation Serif"/>
    </style:style>
    <style:style style:name="T27" style:family="text">
      <style:text-properties style:text-position="0% 100%" style:font-name="Liberation Serif" officeooo:rsid="0047a354" style:font-name-asian="Liberation Serif" style:font-name-complex="Liberation Serif"/>
    </style:style>
    <style:style style:name="T28" style:family="text">
      <style:text-properties style:text-position="0% 100%" style:font-name="Liberation Serif" officeooo:rsid="00492388" style:font-name-asian="Liberation Serif" style:font-name-complex="Liberation Serif"/>
    </style:style>
    <style:style style:name="T29" style:family="text">
      <style:text-properties style:text-position="0% 100%" style:font-name="Liberation Serif1" style:font-name-asian="Source Han Sans CN" style:font-name-complex="Noto Sans Devanagari1"/>
    </style:style>
    <style:style style:name="T30" style:family="text">
      <style:text-properties style:text-position="sub 58%"/>
    </style:style>
    <style:style style:name="T31" style:family="text">
      <style:text-properties style:text-position="sub 58%" style:font-name="Liberation Serif" style:font-name-asian="Liberation Serif" style:font-name-complex="Liberation Serif"/>
    </style:style>
    <style:style style:name="T32" style:family="text">
      <style:text-properties style:text-position="sub 58%" style:font-name="Liberation Serif" officeooo:rsid="00492388" style:font-name-asian="Liberation Serif" style:font-name-complex="Liberation Serif"/>
    </style:style>
    <style:style style:name="T33" style:family="text">
      <style:text-properties officeooo:rsid="005554d2"/>
    </style:style>
    <style:style style:name="T34" style:family="text">
      <style:text-properties officeooo:rsid="0057a9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gralrechnung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93_2426611894" text:style-name="Index_20_Link" text:visited-style-name="Index_20_Link">1. Grundlagen<text:tab/>2</text:a></text:p>
          <text:p text:style-name="P2"><text:a xlink:type="simple" xlink:href="#__RefHeading___Toc195_2426611894" text:style-name="Index_20_Link" text:visited-style-name="Index_20_Link">1.1 Wiederholung<text:tab/>2</text:a></text:p>
          <text:p text:style-name="P2"><text:a xlink:type="simple" xlink:href="#__RefHeading___Toc197_2426611894" text:style-name="Index_20_Link" text:visited-style-name="Index_20_Link">1.2 Integration als Operator<text:tab/>2</text:a></text:p>
          <text:p text:style-name="P2"><text:a xlink:type="simple" xlink:href="#__RefHeading___Toc199_2426611894" text:style-name="Index_20_Link" text:visited-style-name="Index_20_Link">1.3 Nomenklatur<text:tab/>3</text:a></text:p>
          <text:p text:style-name="P1"><text:a xlink:type="simple" xlink:href="#__RefHeading___Toc376_2426611894" text:style-name="Index_20_Link" text:visited-style-name="Index_20_Link">2. Bestimmtes und unbestimmtes Integral sowie der Hauptsatz<text:tab/>3</text:a></text:p>
          <text:p text:style-name="P2"><text:a xlink:type="simple" xlink:href="#__RefHeading___Toc378_2426611894" text:style-name="Index_20_Link" text:visited-style-name="Index_20_Link">2.1 Das unbestimmte Integral<text:tab/>3</text:a></text:p>
          <text:p text:style-name="P2"><text:a xlink:type="simple" xlink:href="#__RefHeading___Toc380_2426611894" text:style-name="Index_20_Link" text:visited-style-name="Index_20_Link">2.2 Das Bestimmte Integral<text:tab/>4</text:a></text:p>
          <text:p text:style-name="P2"><text:a xlink:type="simple" xlink:href="#__RefHeading___Toc382_2426611894" text:style-name="Index_20_Link" text:visited-style-name="Index_20_Link">2.3 Hauptsatz der Differential- und Integralrechnung<text:tab/>4</text:a></text:p>
        </text:index-body>
      </text:table-of-content>
      <text:p text:style-name="P39"/>
      <text:h text:style-name="P4" text:outline-level="1"><text:bookmark-start text:name="__RefHeading___Toc193_2426611894"/>1. Grundlagen<text:bookmark-end text:name="__RefHeading___Toc193_2426611894"/></text:h>
      <text:h text:style-name="P6" text:outline-level="2"><text:bookmark-start text:name="__RefHeading___Toc195_2426611894"/>1.1 Wiederholung<text:bookmark-end text:name="__RefHeading___Toc195_2426611894"/></text:h>
      <text:p text:style-name="P13">(x<text:span text:style-name="T1">n</text:span>)´ = n*x<text:span text:style-name="T1">n-1</text:span></text:p>
      <text:p text:style-name="P13">(sin)´ = cos</text:p>
      <text:p text:style-name="P13">(cos)´ = -sin</text:p>
      <text:p text:style-name="P13">(tan)´ = 1/cos²</text:p>
      <text:p text:style-name="P13">(exp)´ = exp</text:p>
      <text:p text:style-name="P13">(ln x)´ = 1/x</text:p>
      <text:p text:style-name="P13">(g + C)´ = g´</text:p>
      <text:p text:style-name="P13">(c * g)´ = c * g´</text:p>
      <text:p text:style-name="P13">(g + h)´ = g´ + h´</text:p>
      <text:p text:style-name="P13">(g * h)´ = g´ * h + g * h`</text:p>
      <text:p text:style-name="P13">(g/h)´ = (g´ * h – g * h´)/h²</text:p>
      <text:p text:style-name="P14">(g(h))´ = g´(h) * <text:span text:style-name="T4">h</text:span>´</text:p>
      <text:p text:style-name="P14"/>
      <text:h text:style-name="P7" text:outline-level="2"><text:bookmark-start text:name="__RefHeading___Toc197_2426611894"/>1.2 Integration als Operator<text:bookmark-end text:name="__RefHeading___Toc197_2426611894"/></text:h>
      <text:p text:style-name="P15">Integration ist die inverse operation zur Differenzierung. Die Integration wird auch auf Funktionen angewendet. <text:span text:style-name="T5">Somit kann aus der ersten Ableitung auf die Originale Funktion geschlossen werden. </text:span></text:p>
      <text:p text:style-name="P16">Operation: y` = f´(x)</text:p>
      <text:p text:style-name="P16">Inverse Operation: <text:s/>F(x) = <text:span text:style-name="T7">∫f(x)dx</text:span></text:p>
      <text:p text:style-name="P17"><text:span text:style-name="T7">Daher gilt: </text:span><text:span text:style-name="T8">f(x) = </text:span><text:span text:style-name="T9">∫f</text:span><text:span text:style-name="T8">´</text:span><text:span text:style-name="T9">(x)dx </text:span><text:span text:style-name="T8">= (</text:span><text:span text:style-name="T9">∫f(x)dx</text:span><text:span text:style-name="T10">)´</text:span></text:p>
      <text:p text:style-name="P17"><text:span text:style-name="T10"/></text:p>
      <text:h text:style-name="P9" text:outline-level="2"/>
      <text:h text:style-name="P8" text:outline-level="2"><text:bookmark-start text:name="__RefHeading___Toc199_2426611894"/>1.3 Nomenklatur<text:bookmark-end text:name="__RefHeading___Toc199_2426611894"/></text:h>
      <text:p text:style-name="P18">Zeichen für Integration: <text:span text:style-name="T9">∫</text:span></text:p>
      <text:p text:style-name="P19"><text:span text:style-name="T9">D</text:span><text:span text:style-name="T7">irekt dahinter volgt die Funktion </text:span><text:span text:style-name="T13">z.B.: f(x)</text:span><text:span text:style-name="T7"> </text:span><text:span text:style-name="T11">dessen Argument Integrant heißt </text:span><text:span text:style-name="T13">z.B.: x</text:span><text:span text:style-name="T11">. </text:span><text:span text:style-name="T12">Dannach folgt die Integrationsvariable </text:span><text:span text:style-name="T13">z.B.: dx.</text:span></text:p>
      <text:p text:style-name="P20"><text:span text:style-name="T13">“</text:span><text:span text:style-name="T7">Integal <text:s/>von f <text:s/>vonx de-x”</text:span></text:p>
      <text:p text:style-name="P20"><text:span text:style-name="T7"/></text:p>
      <text:h text:style-name="P5" text:outline-level="1"><text:bookmark-start text:name="__RefHeading___Toc376_2426611894"/><text:span text:style-name="T22">2. Bestimmtes und unbestimmtes Integra</text:span><text:span text:style-name="T33">l </text:span>sowie der Hauptsatz<text:bookmark-end text:name="__RefHeading___Toc376_2426611894"/></text:h>
      <text:h text:style-name="P10" text:outline-level="2"><text:bookmark-start text:name="__RefHeading___Toc378_2426611894"/>2.1 Das unbestimmte Integral<text:bookmark-end text:name="__RefHeading___Toc378_2426611894"/></text:h>
      <text:p text:style-name="P21">Die Stammfunktion der Ableitung kann bis auf eine Konstante <text:s/>eindeutig bestimmt werden. Da (x² + 2)´ und (x² – 10) abgeleitet 2x ergibt wird zusammenfassend <text:span text:style-name="T9">∫f(x)dx </text:span><text:span text:style-name="T7">= F(x) + C geschrieben. </text:span><text:span text:style-name="T14">(F(x) + C ist die Stammfuntkion <text:s/>und C ist die Integrationskonstante </text:span><text:span text:style-name="T15">dise ist bei einem unbestimmten Integrals unverzichtbar</text:span><text:span text:style-name="T14">)</text:span></text:p>
      <text:p text:style-name="P22"><text:span text:style-name="T14">6.</text:span><text:span text:style-name="T7">18)</text:span></text:p>
      <text:p text:style-name="P22"><text:span text:style-name="T16">1</text:span><text:span text:style-name="T7">) f(x) = 2x<text:tab/><text:tab/></text:span><text:span text:style-name="T18">F</text:span></text:p>
      <text:p text:style-name="P23"><text:span text:style-name="T16">2</text:span><text:span text:style-name="T7">) f(x) = (x + 1)²<text:tab/></text:span><text:span text:style-name="T19">E</text:span></text:p>
      <text:p text:style-name="P24"><text:span text:style-name="T7">3) f(x) = 2<text:tab/><text:tab/></text:span><text:span text:style-name="T17">C</text:span></text:p>
      <text:p text:style-name="P25"><text:span text:style-name="T7">4) f(x) = 4x³<text:tab/><text:tab/></text:span><text:span text:style-name="T26">A</text:span></text:p>
      <text:p text:style-name="P26"><text:span text:style-name="T24">5) f(x) = x</text:span><text:span text:style-name="T2">5</text:span><text:span text:style-name="T24"><text:tab/><text:tab/></text:span><text:span text:style-name="T25">D</text:span></text:p>
      <text:p text:style-name="P26"><text:span text:style-name="T24"/></text:p>
      <text:p text:style-name="P27"><text:span text:style-name="T24">6.19)</text:span></text:p>
      <text:p text:style-name="P28"><text:span text:style-name="T24">a) </text:span><text:span text:style-name="T27">f(x) = 4<text:tab/><text:tab/></text:span><text:span text:style-name="T28">F</text:span><text:span text:style-name="T32">1</text:span><text:span text:style-name="T28">(x) = x</text:span><text:span text:style-name="T3">5</text:span><text:span text:style-name="T28">/5 + 5<text:tab/><text:tab/>F</text:span><text:span text:style-name="T32">2</text:span><text:span text:style-name="T28">(x) = <text:s/>x</text:span><text:span text:style-name="T3">5</text:span><text:span text:style-name="T28">/5 – 10</text:span></text:p>
      <text:p text:style-name="P29"><text:span text:style-name="T28">b</text:span><text:span text:style-name="T24">) f(x) = 3x²<text:tab/><text:tab/>F</text:span><text:span text:style-name="T31">1</text:span><text:span text:style-name="T24">(x) = x³ + 2<text:tab/><text:tab/><text:tab/>F</text:span><text:span text:style-name="T31">2</text:span><text:span text:style-name="T24">(x) = x³ + 8</text:span></text:p>
      <text:p text:style-name="P30"><text:span text:style-name="T24">c) f(x) = 0<text:tab/><text:tab/>F</text:span><text:span text:style-name="T31">1</text:span><text:span text:style-name="T24">(x) = <text:s/>-4<text:tab/><text:tab/><text:tab/>F</text:span><text:span text:style-name="T31">2</text:span><text:span text:style-name="T24">(x) = 9</text:span></text:p>
      <text:p text:style-name="P31"><text:span text:style-name="T24">d) f(x) = 4x³<text:tab/><text:tab/>F</text:span><text:span text:style-name="T31">1</text:span><text:span text:style-name="T24">(x) = x</text:span><text:span text:style-name="T2">4</text:span><text:span text:style-name="T24"> – 9<text:tab/><text:tab/><text:tab/>F</text:span><text:span text:style-name="T31">2</text:span><text:span text:style-name="T24">(x) = 3</text:span></text:p>
      <text:p text:style-name="P32"><text:span text:style-name="T24">e) f(x) = -1/x²<text:tab/><text:tab/>F</text:span><text:span text:style-name="T31">1</text:span><text:span text:style-name="T24">(x) = 1/x + 6<text:tab/><text:tab/>F</text:span><text:span text:style-name="T31">2</text:span><text:span text:style-name="T24">(x) = 1/x – 7</text:span></text:p>
      <text:p text:style-name="P32"><text:span text:style-name="T24">f) f(x) = x + 2<text:tab/><text:tab/>F</text:span><text:span text:style-name="T31">1</text:span><text:span text:style-name="T24">(x) = x²/2 + 2x <text:s/>- 8<text:tab/><text:tab/>F</text:span><text:span text:style-name="T31">2</text:span><text:span text:style-name="T24">(x) = x²/2 + 2x + 5</text:span></text:p>
      <text:p text:style-name="P33"><text:span text:style-name="T24">6.21) Richtig: B, D, E</text:span></text:p>
      <text:p text:style-name="P34"><text:span text:style-name="T24"/></text:p>
      <text:h text:style-name="P11" text:outline-level="2"><text:bookmark-start text:name="__RefHeading___Toc380_2426611894"/>2.2 Das Bestimmte Integral<text:bookmark-end text:name="__RefHeading___Toc380_2426611894"/></text:h>
      <text:p text:style-name="P35">F(x) <text:span text:style-name="T1">a</text:span><text:span text:style-name="T30">b</text:span><text:span text:style-name="T7">∫ <text:s/>bedeutet <text:s/>der obere Wert der Stammfunktion wird von dem unteren Wert abgezogen. </text:span><text:span text:style-name="T20">Bei der Berechnung eines bestimmten Integrals kann auf die Integralskonstante verzichtet werden.</text:span></text:p>
      <text:p text:style-name="P36"><text:span text:style-name="T20">W</text:span><text:span text:style-name="T7">erden die Grenzen eines Integrals vertauscht so ändert sich das Vorzeichen.</text:span></text:p>
      <text:p text:style-name="P36"><text:span text:style-name="T7"/></text:p>
      <text:h text:style-name="P12" text:outline-level="2"><text:bookmark-start text:name="__RefHeading___Toc382_2426611894"/><text:span text:style-name="T34">2.3 </text:span>Hauptsatz der Differential- und Integralrechnung<text:bookmark-end text:name="__RefHeading___Toc382_2426611894"/></text:h>
      <text:p text:style-name="P37">Wenn f(x) im Intervall [a;b] stetig ist dann gilt <text:s/>x <text:span text:style-name="T6">ϵ</text:span><text:span text:style-name="T21"> [a;b]</text:span></text:p>
      <text:p text:style-name="P37">F(x) = <text:span text:style-name="T1">x</text:span><text:span text:style-name="T30">a</text:span><text:span text:style-name="T24">∫f(t) dt ist eine Stammfunktion von f(x) ⇔F´(x) = f(x)</text:span></text:p>
      <text:p text:style-name="P37"><text:span text:style-name="T2">b</text:span><text:span text:style-name="T31">a</text:span><text:span text:style-name="T24">∫f(x) dx = F(b) <text:s/>F(a)</text:span></text:p>
      <text:p text:style-name="P37"><text:span text:style-name="T24"/></text:p>
      <text:p text:style-name="P38"><text:span text:style-name="T24">Jede stetige Funktion hat eine Stammfunktion</text:span></text:p>
      <text:p text:style-name="P38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afbe" officeooo:paragraph-rsid="001eafb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hristof Zlabinger 3DHIT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2:02:59.669158672</meta:creation-date>
    <dc:date>2023-02-18T13:09:07.888117223</dc:date>
    <meta:editing-duration>PT1H5M7S</meta:editing-duration>
    <meta:editing-cycles>54</meta:editing-cycles>
    <meta:generator>LibreOffice/7.5.0.3$Linux_X86_64 LibreOffice_project/50$Build-3</meta:generator>
    <meta:document-statistic meta:table-count="0" meta:image-count="0" meta:object-count="0" meta:page-count="4" meta:paragraph-count="60" meta:word-count="462" meta:character-count="2389" meta:non-whitespace-character-count="1965"/>
  </office:meta>
</office:document-meta>
</file>